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0.635cm" fo:margin-right="0cm" fo:margin-top="0cm" fo:margin-bottom="0cm" loext:contextual-spacing="true" fo:text-indent="0cm" style:auto-text-indent="false"/>
      <style:text-properties officeooo:rsid="000f14b3" officeooo:paragraph-rsid="000f14b3"/>
    </style:style>
    <style:style style:name="P2" style:family="paragraph" style:parent-style-name="List_20_Paragraph">
      <style:paragraph-properties fo:margin-left="0.635cm" fo:margin-right="0cm" fo:margin-top="0cm" fo:margin-bottom="0cm" loext:contextual-spacing="true" fo:text-indent="0cm" style:auto-text-indent="false"/>
      <style:text-properties officeooo:paragraph-rsid="000f14b3"/>
    </style:style>
    <style:style style:name="P3" style:family="paragraph" style:parent-style-name="List_20_Paragraph" style:list-style-name="WWNum30">
      <style:paragraph-properties fo:margin-top="0cm" fo:margin-bottom="0cm" loext:contextual-spacing="true"/>
      <style:text-properties officeooo:paragraph-rsid="000f14b3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text-indent="0cm" style:auto-text-indent="false"/>
      <style:text-properties officeooo:rsid="000f14b3" officeooo:paragraph-rsid="0012ed02"/>
    </style:style>
    <style:style style:name="P5" style:family="paragraph" style:parent-style-name="Standard">
      <style:text-properties officeooo:rsid="000f14b3" officeooo:paragraph-rsid="000f14b3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0pt" officeooo:rsid="000f14b3" officeooo:paragraph-rsid="0012ed02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/>
      <style:text-properties officeooo:paragraph-rsid="0012ed0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fb8b9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VA AOC</text:p>
      <text:p text:style-name="P5"/>
      <text:list xml:id="list2295683380" text:style-name="WWNum30">
        <text:list-item>
          <text:p text:style-name="P3"><text:span text:style-name="T1">(20) Responda V - Verdadeiro ou F - Falso as seguintes afirmações acerca da história dos computadores e da arquitetura von Neumann:</text:span></text:p>
        </text:list-item>
      </text:list>
      <text:p text:style-name="P2"><text:span text:style-name="T1">(_</text:span><text:span text:style-name="T2">F</text:span><text:span text:style-name="T1">_) Embora recente, a história dos computadores modernos pode ser dividida em três grandes períodos defidos pela tecnologia construtiva utilizada em cada período. São eles, em ordem cronológica: a) válvulas; b) circuitos integrados; e c) transistores;</text:span></text:p>
      <text:p text:style-name="P2"><text:span text:style-name="T1">(_</text:span><text:span text:style-name="T2">V</text:span><text:span text:style-name="T1">_) A década de 40 foi uma época excitante na história da computação. Nela o computador eletromecânico foi inventado e von Neumann propôs uma arquitetura batizada com seu nome que revolucionou os computadores;</text:span></text:p>
      <text:p text:style-name="P2"><text:span text:style-name="T1">(_</text:span><text:span text:style-name="T2">F</text:span><text:span text:style-name="T1">_) Seria errado dizer que o advento do circuito integrado, com as consequentes diminuições em preço e tamanho, tenha sido um fator fundamental no desenvolvimento dos computadores pessoais;</text:span></text:p>
      <text:p text:style-name="P1"><text:span text:style-name="T1">(_</text:span><text:span text:style-name="T2">V</text:span><text:span text:style-name="T1">_) A arquitetura von Neumann introduziu o conceito de programa armazenado em hardware, significando que o programa é codificado diretamente em lógica digital.</text:span></text:p>
      <text:p text:style-name="P4"><text:span text:style-name="T1">2.(50) Desenvolva um programa que leia 10 inteiros longos não sinalizados (32 bits unsigned long) e armazene os valores lidos em um array de 10 inteiros inicializado inicialmente com zeros em todas as posições. A seguir o programa deve chamar uma função, que calcula o cubo de todos os elementos do array e substitua o valor previamente armazenado. Por fim a função deve Imprimir os cubos dos números lidos. Salve e restaure da pilha todas as variáveis pertinentes.</text:span></text:p>
      <text:p text:style-name="P4"><text:span text:style-name="T1"/></text:p>
      <text:p text:style-name="P7"><text:span text:style-name="T1">EXTRA (10) Refaça a função que calcula os cubos dos elementos do array (questão 3) sem utilizar as operações mul/multi.</text:span></text:p>
      <text:p text:style-name="P6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top="0.423cm" fo:margin-bottom="0.106cm" loext:contextual-spacing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9T15:41:40.993738385</meta:creation-date>
    <dc:date>2019-10-19T18:42:02.433335177</dc:date>
    <meta:editing-duration>PT3H22S</meta:editing-duration>
    <meta:editing-cycles>5</meta:editing-cycles>
    <meta:generator>LibreOffice/6.3.2.2$Linux_X86_64 LibreOffice_project/e1663a74855acfc3cddf258a1b61ef869561d205</meta:generator>
    <meta:document-statistic meta:table-count="0" meta:image-count="0" meta:object-count="0" meta:page-count="1" meta:paragraph-count="8" meta:word-count="243" meta:character-count="1542" meta:non-whitespace-character-count="1308"/>
  </office:meta>
</office:document-meta>
</file>